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style:font-name="apple-system" fo:font-size="13pt" fo:letter-spacing="normal" fo:font-style="normal" fo:font-weight="bold" officeooo:rsid="000fc4e0" officeooo:paragraph-rsid="000fc4e0" style:font-size-asian="13pt" style:font-weight-asian="bold" style:font-size-complex="13pt" style:font-weight-complex="bold"/>
    </style:style>
    <style:style style:name="P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apple-system" fo:font-size="12pt" fo:letter-spacing="normal" fo:font-style="normal" fo:font-weight="normal" officeooo:rsid="000fc4e0" officeooo:paragraph-rsid="000fc4e0" style:font-size-asian="10.5pt" style:font-weight-asian="normal" style:font-size-complex="12pt" style:font-weight-complex="normal"/>
    </style:style>
    <style:style style:name="P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apple-system" fo:font-size="12pt" fo:letter-spacing="normal" fo:font-style="normal" fo:font-weight="normal" officeooo:rsid="001092f8" officeooo:paragraph-rsid="001092f8" style:font-size-asian="10.5pt" style:font-weight-asian="normal" style:font-size-complex="12pt" style:font-weight-complex="normal"/>
    </style:style>
    <style:style style:name="P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092f8"/>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092f8" officeooo:paragraph-rsid="001092f8"/>
    </style:style>
    <style:style style:name="P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1fd68" officeooo:paragraph-rsid="0011fd68"/>
    </style:style>
    <style:style style:name="P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3cce9" officeooo:paragraph-rsid="0013cce9"/>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5c15a" officeooo:paragraph-rsid="0015c15a"/>
    </style:style>
    <style:style style:name="T1" style:family="text">
      <style:text-properties fo:font-variant="normal" fo:text-transform="none" style:font-name="apple-system" fo:font-size="12pt" fo:letter-spacing="normal" fo:font-style="normal" fo:font-weight="normal" style:font-size-asian="10.5pt" style:font-weight-asian="normal" style:font-size-complex="12pt" style:font-weight-complex="normal"/>
    </style:style>
    <style:style style:name="T2" style:family="text">
      <style:text-properties fo:font-variant="normal" fo:text-transform="none" style:font-name="apple-system" fo:font-size="12pt" fo:letter-spacing="normal" fo:font-style="normal" fo:font-weight="normal" officeooo:rsid="001092f8" style:font-size-asian="10.5pt" style:font-weight-asian="normal" style:font-size-complex="12pt" style:font-weight-complex="normal"/>
    </style:style>
    <style:style style:name="T3" style:family="text">
      <style:text-properties fo:font-variant="normal" fo:text-transform="none" style:font-name="apple-system" fo:font-size="12pt" fo:letter-spacing="normal" fo:font-style="normal" fo:font-weight="normal" officeooo:rsid="0015c15a" style:font-size-asian="10.5pt" style:font-weight-asian="normal" style:font-size-complex="12pt" style:font-weight-complex="normal"/>
    </style:style>
    <style:style style:name="T4" style:family="text">
      <style:text-properties fo:font-variant="normal" fo:text-transform="none" style:font-name="apple-system" fo:font-size="12pt" fo:letter-spacing="normal" fo:font-style="normal" fo:font-weight="normal" officeooo:rsid="0015deb1" style:font-size-asian="10.5pt" style:font-weight-asian="normal" style:font-size-complex="12pt" style:font-weight-complex="normal"/>
    </style:style>
    <style:style style:name="T5" style:family="text">
      <style:text-properties officeooo:rsid="001092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ur student1 Parcours du combattant Algo</text:p>
      <text:p text:style-name="P1"/>
      <text:p text:style-name="P2">Tout d’abord, bravo, tout les tests passent, hormis le n°5 mais c’était en bonus.</text:p>
      <text:p text:style-name="P2"/>
      <text:p text:style-name="P2">Dans l’ensemble c’est du bon travail, je te laisse lire le détail de chaque test :</text:p>
      <text:p text:style-name="P2"/>
      <text:p text:style-name="P2">Test1 :</text:p>
      <text:p text:style-name="P2"><text:tab/>pas vraiment de difficultés ici, tu a bien retourné le double, juste que tu n’avais pas besoin de la stocker dans une variable, ‘return int * 2‘ était suffisant.</text:p>
      <text:p text:style-name="P2"/>
      <text:p text:style-name="P2">Test2 :</text:p>
      <text:p text:style-name="P2"><text:tab/><text:span text:style-name="T5">Comme pour le test1, tu a fait ce qu’il fallait, pour vérifier si un nombre est pair, il suffit de voir si le modulo de 2 est égal à 0… super.</text:span></text:p>
      <text:p text:style-name="P3">Là tu peux simplifier ta fonction, au lieu de faire un bloc de if...else, tu retourne directement ta condition ‘return int%2===0’ car une condition retourne toujours un boolean.</text:p>
      <text:p text:style-name="P3"/>
      <text:p text:style-name="P3">Test3 :</text:p>
      <text:p text:style-name="P4"><text:span text:style-name="T2"><text:tab/>c’est très bien, tu a pensé a utiliser la méthode split() pour couper ta string au niveau du point, ton code marche bien, seulement, au lieu de faire ta vérification en cherchant le dernier index d’un point (if ( str.lastIndexOf('.') == -1)) tu avais juste a vérifier si la taille de ton tableau était égale à 1 (if (rep.length == 1)), cela aurait voulu dire qu’il n’y avait pas de point dans la string.</text:span></text:p>
      <text:p text:style-name="P5"><text:span text:style-name="T1">Mais ton code marche, c’est le but !</text:span></text:p>
      <text:p text:style-name="P5"><text:span text:style-name="T1">Juste pour que tu sache, quand tu fait un return dans un if, tu n’a pas besoin d’un else, car le return va arrêter l’exécution de la fonction, tu aurait donc pus faire :</text:span></text:p>
      <text:p text:style-name="P5"><text:span text:style-name="T1">if ( str.lastIndexOf('.') == -1){</text:span></text:p>
      <text:p text:style-name="P5"><text:span text:style-name="T1"><text:s text:c="6"/>return false;</text:span></text:p>
      <text:p text:style-name="P5"><text:span text:style-name="T1"><text:s text:c="3"/>}</text:span></text:p>
      <text:p text:style-name="P5"><text:span text:style-name="T1"/></text:p>
      <text:p text:style-name="P5"><text:span text:style-name="T1">console.log(rep[index]);</text:span></text:p>
      <text:p text:style-name="P5"><text:span text:style-name="T1">return (rep[index]);</text:span></text:p>
      <text:p text:style-name="P5"><text:span text:style-name="T1"/></text:p>
      <text:p text:style-name="P6"><text:span text:style-name="T1">Test4 :</text:span></text:p>
      <text:p text:style-name="P6"><text:span text:style-name="T1"><text:tab/>Très bien, ton code est réfléchis, tu a le résultat voulu, la seule chose que j’aurais a dire c’est que tu aurais pus vérifier le type des éléments du tableau, avec un (if(typeof arr[index]===’string’)) ça t’aurais évité de faire des calculs non nécessaires. Tu aurais également pus mettre ta valeur dans une variable (const val = arr[index]) afin de t’éviter de réécrire arr[index], ou alors passer par un foreach, </text:span><text:span text:style-name="T4">et tu n’a pas besoin d’initialiser ta variable avec le premier élément, une string vide aurait fait l’affaire, mais c’est pas un soucis.</text:span></text:p>
      <text:p text:style-name="P6"><text:span text:style-name="T1">Rappel toi que les développeurs sont feignants, moins on écrit, mieux c’est ^^.</text:span></text:p>
      <text:p text:style-name="P6"><text:span text:style-name="T1"/></text:p>
      <text:p text:style-name="P7"><text:span text:style-name="T1">Test5 :</text:span></text:p>
      <text:p text:style-name="P7"><text:span text:style-name="T1"><text:tab/>Mince ça passe pas, mais je suis sur qu’avec un peut plus de temps tu aurais réussis, tu étais bien parti, mais là où ça à bloqué c’est sur tes conditions, tu a voulu vérifier si la </text:span><text:soft-page-break/><text:span text:style-name="T1">valeur est un nombre ou pas, c’est pas mal, mais tu a oublié qu’il y a aussi des tableaux dans le tableau, donc au lieu d’ignorer directement la valeur, tu aurais du vérifier le type, avec typeof (si c’est un tableau ça renvoi object) et dans ce cas tu rappel ta fonction pour calculer la somme de ce tableau </text:span><text:span text:style-name="T3">et incrémenter ta variable result avec… il te manquait juste une condition tu n’étais vraiment pas loin !</text:span></text:p>
      <text:p text:style-name="P8"><text:span text:style-name="T1">Par contre je ne comprend pas pourquoi tu incrémente ton i lorsque tu ignore une valeur.</text:span></text:p>
      <text:p text:style-name="P8"><text:span text:style-name="T1"/></text:p>
      <text:p text:style-name="P8"><text:span text:style-name="T1">Global :</text:span></text:p>
      <text:p text:style-name="P8"><text:span text:style-name="T1"><text:tab/>Dans la globalité, c’est du bon travail, tu est allé au bout des exercices 4 exercices et pour l’exercice bonus tu était sur la bonne voie. <text:s/>Il y a quelques petits détails a revoir mais rien de grave… BRAVO ! </text:span></text:p>
      <text:p text:style-name="P7"><text:span text:style-name="T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7T09:38:21.357000000</meta:creation-date>
    <dc:date>2020-03-20T23:32:15.871000000</dc:date>
    <meta:editing-duration>PT4M48S</meta:editing-duration>
    <meta:editing-cycles>1</meta:editing-cycles>
    <meta:document-statistic meta:table-count="0" meta:image-count="0" meta:object-count="0" meta:page-count="2" meta:paragraph-count="25" meta:word-count="538" meta:character-count="2967" meta:non-whitespace-character-count="2437"/>
    <meta:generator>LibreOffice/6.3.2.2$Windows_X86_64 LibreOffice_project/98b30e735bda24bc04ab42594c85f7fd8be07b9c</meta:generator>
  </office:meta>
</office:document-meta>
</file>